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uble_20_Dash" draw:fill="solid" draw:textarea-vertical-align="middle"/>
    </style:style>
    <style:style style:name="gr2" style:family="graphic" style:parent-style-name="objectwithoutfill">
      <style:graphic-properties svg:stroke-width="0.028cm" svg:stroke-color="#bf0041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svg:stroke-width="0.035cm" svg:stroke-color="#158466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fill="solid" draw:fill-color="#729fcf" draw:textarea-vertical-align="middle"/>
    </style:style>
    <style:style style:name="gr7" style:family="graphic" style:parent-style-name="standard">
      <style:graphic-properties draw:fill-color="#729fcf" draw:opacity="0%" draw:textarea-horizontal-align="justify" draw:textarea-vertical-align="middle" draw:auto-grow-height="false" fo:min-height="5.719cm" fo:min-width="6.612cm"/>
    </style:style>
    <style:style style:name="gr8" style:family="graphic" style:parent-style-name="objectwithoutfill">
      <style:graphic-properties draw:stroke="dash" draw:stroke-dash="Double_20_Dash" svg:stroke-color="#ff0000" draw:fill="solid" draw:textarea-vertical-align="middle"/>
    </style:style>
    <style:style style:name="gr9" style:family="graphic" style:parent-style-name="objectwithoutfill">
      <style:graphic-properties svg:stroke-color="#ff0000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-color="#729fcf" draw:opacity="0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7.858cm" svg:y1="21.066cm" svg:x2="7.858cm" svg:y2="17.637cm">
          <text:p/>
        </draw:line>
        <draw:line draw:style-name="gr1" draw:text-style-name="P1" draw:layer="layout" svg:x1="10.144cm" svg:y1="21.066cm" svg:x2="10.144cm" svg:y2="17.764cm">
          <text:p/>
        </draw:line>
        <draw:line draw:style-name="gr2" draw:text-style-name="P1" draw:layer="layout" svg:x1="7.731cm" svg:y1="18.145cm" svg:x2="7.985cm" svg:y2="18.399cm">
          <text:p/>
        </draw:line>
        <draw:line draw:style-name="gr2" draw:text-style-name="P1" draw:layer="layout" svg:x1="7.731cm" svg:y1="18.399cm" svg:x2="7.985cm" svg:y2="18.145cm">
          <text:p/>
        </draw:line>
        <draw:line draw:style-name="gr2" draw:text-style-name="P1" draw:layer="layout" svg:x1="10.017cm" svg:y1="17.51cm" svg:x2="10.271cm" svg:y2="17.764cm">
          <text:p/>
        </draw:line>
        <draw:line draw:style-name="gr2" draw:text-style-name="P1" draw:layer="layout" svg:x1="10.017cm" svg:y1="17.764cm" svg:x2="10.271cm" svg:y2="17.51cm">
          <text:p/>
        </draw:line>
        <draw:line draw:style-name="gr3" draw:text-style-name="P1" draw:layer="layout" svg:x1="7.858cm" svg:y1="20.939cm" svg:x2="7.858cm" svg:y2="21.32cm">
          <text:p/>
        </draw:line>
        <draw:line draw:style-name="gr3" draw:text-style-name="P1" draw:layer="layout" svg:x1="10.144cm" svg:y1="20.939cm" svg:x2="10.144cm" svg:y2="21.32cm">
          <text:p/>
        </draw:line>
        <draw:frame draw:style-name="gr4" draw:text-style-name="P2" draw:layer="layout" svg:width="0.518cm" svg:height="0.445cm" svg:x="7.594cm" svg:y="21.44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2" draw:layer="layout" svg:width="1.009cm" svg:height="0.445cm" svg:x="9.636cm" svg:y="21.63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path draw:style-name="gr5" draw:text-style-name="P1" draw:layer="layout" svg:width="16.013cm" svg:height="7.861cm" draw:transform="skewX (0.056025068989018) rotate (0.23073252711365) translate (0.0123450986735525cm 16.2788866474354cm)" svg:viewBox="0 0 16014 7862" svg:d="M0 7862c518-11 851-438 1197-792 363-372 829-269 1127-738 261-412 724-596 999-1003 252-374 587-649 831-1041 239-385 590-742 998-836 353-82 722-67 1081 16 327 76 666 110 984 228 303 114 586 22 894 75 382 65 771-22 1154-66 414-50 850-146 1189-425 309-257 627-389 943-683 312-290 396-611 632-921 227-296 407-629 583-966 195-371 575-447 897-591 308-139 656-128 986-105 384 25 767 38 1147 132l287 32 85 19">
          <text:p/>
        </draw:path>
        <draw:line draw:style-name="gr6" draw:text-style-name="P3" draw:layer="layout" svg:x1="7.985cm" svg:y1="20.431cm" svg:x2="8.62cm" svg:y2="20.939cm">
          <text:p/>
        </draw:line>
        <draw:custom-shape draw:style-name="gr7" draw:text-style-name="P4" draw:layer="layout" svg:width="7.112cm" svg:height="5.969cm" svg:x="5.318cm" svg:y="15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8.112cm" svg:y1="19.95cm" svg:x2="9.255cm" svg:y2="20.839cm">
          <text:p/>
        </draw:line>
        <draw:line draw:style-name="gr6" draw:text-style-name="P3" draw:layer="layout" svg:x1="8.493cm" svg:y1="18.399cm" svg:x2="9.89cm" svg:y2="19.542cm">
          <text:p/>
        </draw:line>
        <draw:line draw:style-name="gr8" draw:text-style-name="P1" draw:layer="layout" svg:x1="10.144cm" svg:y1="17.637cm" svg:x2="5.318cm" svg:y2="17.637cm">
          <text:p/>
        </draw:line>
        <draw:frame draw:style-name="gr4" draw:text-style-name="P2" draw:layer="layout" svg:width="0.547cm" svg:height="0.389cm" svg:x="4.356cm" svg:y="17.3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8" draw:text-style-name="P1" draw:layer="layout" svg:x1="7.858cm" svg:y1="18.272cm" svg:x2="5.318cm" svg:y2="18.272cm">
          <text:p/>
        </draw:line>
        <draw:line draw:style-name="gr9" draw:text-style-name="P1" draw:layer="layout" svg:x1="5.091cm" svg:y1="18.272cm" svg:x2="5.599cm" svg:y2="18.272cm">
          <text:p/>
        </draw:line>
        <draw:line draw:style-name="gr9" draw:text-style-name="P1" draw:layer="layout" svg:x1="5.064cm" svg:y1="17.637cm" svg:x2="5.572cm" svg:y2="17.637cm">
          <text:p/>
        </draw:line>
        <draw:frame draw:style-name="gr4" draw:text-style-name="P2" draw:layer="layout" svg:width="0.462cm" svg:height="0.389cm" svg:x="4.402cm" svg:y="18.1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2" draw:layer="layout" svg:width="0.581cm" svg:height="0.445cm" svg:x="8.62cm" svg:y="19.22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6" draw:text-style-name="P3" draw:layer="layout" svg:x1="8.112cm" svg:y1="19.442cm" svg:x2="9.763cm" svg:y2="20.712cm">
          <text:p/>
        </draw:line>
        <draw:line draw:style-name="gr6" draw:text-style-name="P3" draw:layer="layout" svg:x1="9.001cm" svg:y1="18.272cm" svg:x2="9.89cm" svg:y2="19.034cm">
          <text:p/>
        </draw:line>
        <draw:line draw:style-name="gr6" draw:text-style-name="P3" draw:layer="layout" svg:x1="9.382cm" svg:y1="18.145cm" svg:x2="10.017cm" svg:y2="18.653cm">
          <text:p/>
        </draw:line>
        <draw:line draw:style-name="gr6" draw:text-style-name="P3" draw:layer="layout" svg:x1="9.255cm" svg:y1="19.669cm" svg:x2="9.89cm" svg:y2="20.177cm">
          <text:p/>
        </draw:line>
        <draw:line draw:style-name="gr6" draw:text-style-name="P3" draw:layer="layout" svg:x1="7.985cm" svg:y1="18.653cm" svg:x2="8.62cm" svg:y2="19.16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10-20T21:05:01.738597306</dc:date>
    <meta:editing-duration>PT57M20S</meta:editing-duration>
    <meta:editing-cycles>19</meta:editing-cycles>
    <meta:generator>LibreOffice/6.4.7.2$Linux_X86_64 LibreOffice_project/40$Build-2</meta:generator>
    <meta:document-statistic meta:object-count="27"/>
  </office:meta>
</office:document-meta>
</file>

<file path=Object 1/content.xml><?xml version="1.0" encoding="utf-8"?>
<math xmlns="http://www.w3.org/1998/Math/MathML" display="block">
  <semantics>
    <mstyle color="red">
      <mi>M</mi>
    </mstyle>
    <annotation encoding="StarMath 5.0">color red {M}</annotation>
  </semantics>
</math>
</file>

<file path=Object 2/content.xml><?xml version="1.0" encoding="utf-8"?>
<math xmlns="http://www.w3.org/1998/Math/MathML" display="block">
  <semantics>
    <mstyle color="red">
      <mi>m</mi>
    </mstyle>
    <annotation encoding="StarMath 5.0">color red {m}</annotation>
  </semantics>
</math>
</file>

<file path=Object 3/content.xml><?xml version="1.0" encoding="utf-8"?>
<math xmlns="http://www.w3.org/1998/Math/MathML" display="block">
  <semantics>
    <mstyle color="blue">
      <msub>
        <mi>A</mi>
        <mn>2</mn>
      </msub>
    </mstyle>
    <annotation encoding="StarMath 5.0">color blue {A_2}</annotation>
  </semantics>
</math>
</file>

<file path=Object 7/content.xml><?xml version="1.0" encoding="utf-8"?>
<math xmlns="http://www.w3.org/1998/Math/MathML" display="block">
  <semantics>
    <mstyle color="blue">
      <msub>
        <mi>x</mi>
        <mn>0</mn>
      </msub>
    </mstyle>
    <annotation encoding="StarMath 5.0">color blue {x_0}</annotation>
  </semantics>
</math>
</file>

<file path=Object 8/content.xml><?xml version="1.0" encoding="utf-8"?>
<math xmlns="http://www.w3.org/1998/Math/MathML" display="block">
  <semantics>
    <mstyle color="blue">
      <mrow>
        <msub>
          <mi>x</mi>
          <mn>0</mn>
        </msub>
        <mo stretchy="false">+</mo>
        <mi>h</mi>
      </mrow>
    </mstyle>
    <annotation encoding="StarMath 5.0">color blue {x_0 + h}</annotation>
  </semantics>
</math>
</file>